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9c4d" officeooo:paragraph-rsid="001b9c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ONNEL(Num_sal, Date_ent_sal, Pre-sal, Num_serv, Sexe_sal, Salair_sal, Primes_sal, Num_etab, #Num_etab_ETABLISSEMENT, #Num_serv_SERVICE)</text:p>
      <text:p text:style-name="P1"/>
      <text:p text:style-name="P1">ETABLISSEMENT(Num_etab, ville_etab)</text:p>
      <text:p text:style-name="P1"/>
      <text:p text:style-name="P1">SERVICE(Num serv, Lib_servic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4:59:29.823000000</meta:creation-date>
    <dc:date>2017-10-23T15:04:40.475000000</dc:date>
    <meta:editing-duration>PT5M11S</meta:editing-duration>
    <meta:editing-cycles>1</meta:editing-cycles>
    <meta:document-statistic meta:table-count="0" meta:image-count="0" meta:object-count="0" meta:page-count="1" meta:paragraph-count="3" meta:word-count="15" meta:character-count="204" meta:non-whitespace-character-count="192"/>
    <meta:generator>LibreOffice/5.3.6.1$Windows_x86 LibreOffice_project/686f202eff87ef707079aeb7f485847613344eb7</meta:generator>
  </office:meta>
</office:document-meta>
</file>